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Gras" style:font-family-generic="swiss" style:font-pitch="variable"/>
    <style:font-face style:name="Calibri Light" svg:font-family="'Calibri Light'" style:font-adornments="Italique" style:font-family-generic="swiss" style:font-pitch="variable"/>
    <style:font-face style:name="Calibri Light1" svg:font-family="'Calibri Light'" style:font-adornments="Italique gras" style:font-family-generic="swiss" style:font-pitch="variable"/>
    <style:font-face style:name="Calibri Light2" svg:font-family="'Calibri Light'" style:font-adornments="Normal" style:font-family-generic="swiss" style:font-pitch="variable"/>
    <style:font-face style:name="Calibri1" svg:font-family="Calibri" style:font-adornments="Italique" style:font-family-generic="swiss" style:font-pitch="variable"/>
    <style:font-face style:name="Calibri2" svg:font-family="Calibri" style:font-adornments="Italique 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6f63" officeooo:paragraph-rsid="00106f63"/>
    </style:style>
    <style:style style:name="P2" style:family="paragraph" style:parent-style-name="Standard">
      <style:paragraph-properties fo:line-height="115%"/>
      <style:text-properties officeooo:rsid="00106f63" officeooo:paragraph-rsid="001a089c"/>
    </style:style>
    <style:style style:name="P3" style:family="paragraph" style:parent-style-name="Standard">
      <style:paragraph-properties fo:line-height="115%"/>
      <style:text-properties officeooo:rsid="00106f63" officeooo:paragraph-rsid="00106f63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line-height="115%"/>
      <style:text-properties officeooo:paragraph-rsid="001a089c"/>
    </style:style>
    <style:style style:name="P9" style:family="paragraph" style:parent-style-name="Heading_20_1">
      <style:paragraph-properties fo:line-height="115%"/>
    </style:style>
    <style:style style:name="P10" style:family="paragraph" style:parent-style-name="Heading_20_2">
      <style:paragraph-properties fo:line-height="115%"/>
    </style:style>
    <style:style style:name="P11" style:family="paragraph" style:parent-style-name="Heading_20_3">
      <style:paragraph-properties fo:line-height="115%"/>
    </style:style>
    <style:style style:name="P12" style:family="paragraph" style:parent-style-name="Heading_20_4">
      <style:paragraph-properties fo:line-height="115%"/>
    </style:style>
    <style:style style:name="P13" style:family="paragraph" style:parent-style-name="Standard">
      <style:paragraph-properties fo:line-height="115%"/>
      <style:text-properties officeooo:rsid="00106f63" officeooo:paragraph-rsid="00106f63"/>
    </style:style>
    <style:style style:name="P14" style:family="paragraph" style:parent-style-name="Standard">
      <style:paragraph-properties fo:line-height="115%"/>
      <style:text-properties officeooo:rsid="00106f63" officeooo:paragraph-rsid="001a089c"/>
    </style:style>
    <style:style style:name="P15" style:family="paragraph" style:parent-style-name="Subtitle">
      <style:text-properties officeooo:rsid="001ba9db" officeooo:paragraph-rsid="001ba9db"/>
    </style:style>
    <style:style style:name="P16" style:family="paragraph" style:parent-style-name="Title">
      <style:text-properties officeooo:rsid="001ba9db" officeooo:paragraph-rsid="001ba9db"/>
    </style:style>
    <style:style style:name="T1" style:family="text">
      <style:text-properties officeooo:rsid="00107e8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ocument de conception</text:p>
      <text:p text:style-name="P1"/>
      <text:p text:style-name="P15">Rogue Champions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4"><text:a xlink:type="simple" xlink:href="#__RefHeading___Toc715_353095010" text:style-name="Index_20_Link" text:visited-style-name="Index_20_Link">Titre 1<text:tab/>1</text:a></text:p>
          <text:p text:style-name="P5"><text:a xlink:type="simple" xlink:href="#__RefHeading___Toc717_353095010" text:style-name="Index_20_Link" text:visited-style-name="Index_20_Link">Titre 2<text:tab/>1</text:a></text:p>
          <text:p text:style-name="P6"><text:a xlink:type="simple" xlink:href="#__RefHeading___Toc719_353095010" text:style-name="Index_20_Link" text:visited-style-name="Index_20_Link">Titre 3<text:tab/>1</text:a></text:p>
          <text:p text:style-name="P7"><text:a xlink:type="simple" xlink:href="#__RefHeading___Toc721_353095010" text:style-name="Index_20_Link" text:visited-style-name="Index_20_Link">Titre 4<text:tab/>1</text:a></text:p>
        </text:index-body>
      </text:table-of-content>
      <text:p text:style-name="P3"/>
      <text:p text:style-name="P3"/>
      <text:h text:style-name="P9" text:outline-level="1"><text:bookmark-start text:name="__RefHeading___Toc715_353095010"/>Titre 1<text:bookmark-end text:name="__RefHeading___Toc715_353095010"/></text:h>
      <text:p text:style-name="P2"/>
      <text:p text:style-name="P2">Défaut</text:p>
      <text:p text:style-name="P2"/>
      <text:p text:style-name="P8">Corps</text:p>
      <text:p text:style-name="P2"/>
      <text:h text:style-name="P10" text:outline-level="2"><text:bookmark-start text:name="__RefHeading___Toc717_353095010"/>Titre <text:span text:style-name="T1">2</text:span><text:bookmark-end text:name="__RefHeading___Toc717_353095010"/></text:h>
      <text:p text:style-name="P3"/>
      <text:h text:style-name="P11" text:outline-level="3"><text:bookmark-start text:name="__RefHeading___Toc719_353095010"/>Titre 3<text:bookmark-end text:name="__RefHeading___Toc719_353095010"/></text:h>
      <text:p text:style-name="P3"/>
      <text:h text:style-name="P12" text:outline-level="4"><text:bookmark-start text:name="__RefHeading___Toc721_353095010"/>Titre 4<text:bookmark-end text:name="__RefHeading___Toc721_35309501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Gras" style:font-family-generic="swiss" style:font-pitch="variable"/>
    <style:font-face style:name="Calibri Light" svg:font-family="'Calibri Light'" style:font-adornments="Italique" style:font-family-generic="swiss" style:font-pitch="variable"/>
    <style:font-face style:name="Calibri Light1" svg:font-family="'Calibri Light'" style:font-adornments="Italique gras" style:font-family-generic="swiss" style:font-pitch="variable"/>
    <style:font-face style:name="Calibri Light2" svg:font-family="'Calibri Light'" style:font-adornments="Normal" style:font-family-generic="swiss" style:font-pitch="variable"/>
    <style:font-face style:name="Calibri1" svg:font-family="Calibri" style:font-adornments="Italique" style:font-family-generic="swiss" style:font-pitch="variable"/>
    <style:font-face style:name="Calibri2" svg:font-family="Calibri" style:font-adornments="Italique 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style:font-name="Calibri3" fo:font-family="Calibri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588c" loext:opacity="100%" style:font-name="Calibri3" fo:font-family="Calibri" style:font-style-name="Norm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color="#00588c" loext:opacity="100%" style:font-name="Calibri3" fo:font-family="Calibri" style:font-style-name="Normal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00588c" loext:opacity="100%" style:font-name="Calibri3" fo:font-family="Calibri" style:font-style-name="Normal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00588c" loext:opacity="100%" style:font-name="Calibri2" fo:font-family="Calibri" style:font-style-name="Italique gras" style:font-family-generic="swiss" style:font-pitch="variable" fo:font-size="16pt" fo:font-style="italic" fo:font-weight="normal" officeooo:rsid="00106f63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588c" loext:opacity="100%" style:font-name="Calibri Light2" fo:font-family="'Calibri Light'" style:font-style-name="Normal" style:font-family-generic="swiss" style:font-pitch="variable" fo:font-size="14pt" fo:font-weight="25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00588c" loext:opacity="100%" style:font-name="Calibri Light1" fo:font-family="'Calibri Light'" style:font-style-name="Italique gras" style:font-family-generic="swiss" style:font-pitch="variable" fo:font-size="13pt" fo:font-style="italic" fo:font-weight="250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00588c" loext:opacity="100%" style:font-name="Calibri" fo:font-family="Calibri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588c" loext:opacity="100%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00588c" loext:opacity="100%" style:font-name="Calibri1" fo:font-family="Calibri" style:font-style-name="Italique" style:font-family-generic="swiss" style:font-pitch="variable" fo:font-style="italic"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00588c" loext:opacity="100%" style:font-name="Calibri Light2" fo:font-family="'Calibri Light'" style:font-style-name="Normal" style:font-family-generic="swiss" style:font-pitch="variable" fo:font-weight="250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color="#00588c" loext:opacity="100%" style:font-name="Calibri Light" fo:font-family="'Calibri Light'" style:font-style-name="Italique" style:font-family-generic="swiss" style:font-pitch="variable" fo:font-style="italic" fo:font-weight="25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M51S</meta:editing-duration>
    <meta:editing-cycles>2</meta:editing-cycles>
    <meta:generator>LibreOffice/7.3.3.2$Windows_X86_64 LibreOffice_project/d1d0ea68f081ee2800a922cac8f79445e4603348</meta:generator>
    <meta:creation-date>2023-06-02T20:35:32.130000000</meta:creation-date>
    <dc:date>2023-06-02T20:37:18.891000000</dc:date>
    <meta:document-statistic meta:table-count="0" meta:image-count="0" meta:object-count="0" meta:page-count="1" meta:paragraph-count="13" meta:word-count="28" meta:character-count="120" meta:non-whitespace-character-count="105"/>
  </office:meta>
</office:document-meta>
</file>